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nikhil@nikhilji:~$ clear</text:p>
      <text:p text:style-name="Standard"/>
      <text:p text:style-name="Standard">(base) nikhil@nikhilji:~$ /opt/lampp/bin/mysql -u root -p</text:p>
      <text:p text:style-name="Standard">Warning: World-writable config file '/opt/lampp/etc/my.cnf' is ignored</text:p>
      <text:p text:style-name="Standard">Enter password: </text:p>
      <text:p text:style-name="Standard">ERROR 1045 (28000): Access denied for user 'root'@'localhost' (using password: YES)</text:p>
      <text:p text:style-name="Standard">(base) nikhil@nikhilji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44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\c</text:p>
      <text:p text:style-name="Standard">MariaDB [(none)]&gt; use pdo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pdo]&gt; show databases</text:p>
      <text:p text:style-name="Standard"><text:s text:c="4"/>-&gt; 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show databases' at line 3</text:p>
      <text:p text:style-name="Standard">MariaDB [pdo]&gt; </text:p>
      <text:p text:style-name="Standard">[2]+ <text:s/>Stopped <text:s text:c="16"/>/opt/lampp/bin/mysql -u root -p</text:p>
      <text:p text:style-name="Standard">(base) nikhil@nikhilji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50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ccount <text:s text:c="11"/>|</text:p>
      <text:p text:style-name="Standard">| addweb <text:s text:c="12"/>|</text:p>
      <text:p text:style-name="Standard">| addweb jaipur <text:s text:c="5"/>|</text:p>
      <text:p text:style-name="Standard">| ecommerce <text:s text:c="9"/>|</text:p>
      <text:p text:style-name="Standard">| first <text:s text:c="13"/>|</text:p>
      <text:p text:style-name="Standard">| harry <text:s text:c="13"/>|</text:p>
      <text:p text:style-name="Standard"><text:soft-page-break/>| information_schema |</text:p>
      <text:p text:style-name="Standard">| mysql <text:s text:c="13"/>|</text:p>
      <text:p text:style-name="Standard">| nikhil <text:s text:c="12"/>|</text:p>
      <text:p text:style-name="Standard">| pdo <text:s text:c="15"/>|</text:p>
      <text:p text:style-name="Standard">| performance_schema |</text:p>
      <text:p text:style-name="Standard">| phpmyadmin <text:s text:c="8"/>|</text:p>
      <text:p text:style-name="Standard">| practise <text:s text:c="10"/>|</text:p>
      <text:p text:style-name="Standard">| restart <text:s text:c="11"/>|</text:p>
      <text:p text:style-name="Standard">| test <text:s text:c="14"/>|</text:p>
      <text:p text:style-name="Standard">+--------------------+</text:p>
      <text:p text:style-name="Standard">15 rows in set (0.001 sec)</text:p>
      <text:p text:style-name="Standard"/>
      <text:p text:style-name="Standard">MariaDB [(none)]&gt; CREATE DATABASE</text:p>
      <text:p text:style-name="Standard"><text:s text:c="4"/>-&gt; CREATE DATABASE IF NOT EXISTS PDOCLI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CREATE DATABASE IF NOT EXISTS PDOCLI</text:p>
      <text:p text:style-name="Standard">SHOW DATABASES' at line 2</text:p>
      <text:p text:style-name="Standard">MariaDB [(none)]&gt; CREATE DATABASE IF NOT EXISTS PDOCLI SHOW DATABASES;</text:p>
      <text:p text:style-name="Standard">ERROR 1064 (42000): You have an error in your SQL syntax; check the manual that corresponds to your MariaDB server version for the right syntax to use near 'SHOW DATABASES' at line 1</text:p>
      <text:p text:style-name="Standard">MariaDB [(none)]&gt; CREATE DATABASE IF NOT EXISTS PDOCLI SHOW DATABASES</text:p>
      <text:p text:style-name="Standard"><text:s text:c="4"/>-&gt; CREATE DATABASE IF NOT EXISTS PDOCLI;</text:p>
      <text:p text:style-name="Standard">ERROR 1064 (42000): You have an error in your SQL syntax; check the manual that corresponds to your MariaDB server version for the right syntax to use near 'SHOW DATABASES</text:p>
      <text:p text:style-name="Standard">CREATE DATABASE IF NOT EXISTS PDOCLI' at line 1</text:p>
      <text:p text:style-name="Standard">MariaDB [(none)]&gt; CREATE DATABASE IF NOT EXISTS PDOCLI;</text:p>
      <text:p text:style-name="Standard">Query OK, 1 row affected (0.069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PDOCLI <text:s text:c="12"/>|</text:p>
      <text:p text:style-name="Standard">| account <text:s text:c="11"/>|</text:p>
      <text:p text:style-name="Standard">| addweb <text:s text:c="12"/>|</text:p>
      <text:p text:style-name="Standard">| addweb jaipur <text:s text:c="5"/>|</text:p>
      <text:p text:style-name="Standard">| ecommerce <text:s text:c="9"/>|</text:p>
      <text:p text:style-name="Standard">| first <text:s text:c="13"/>|</text:p>
      <text:p text:style-name="Standard">| harry <text:s text:c="13"/>|</text:p>
      <text:p text:style-name="Standard">| information_schema |</text:p>
      <text:p text:style-name="Standard">| mysql <text:s text:c="13"/>|</text:p>
      <text:p text:style-name="Standard">| nikhil <text:s text:c="12"/>|</text:p>
      <text:p text:style-name="Standard">| pdo <text:s text:c="15"/>|</text:p>
      <text:p text:style-name="Standard">| performance_schema |</text:p>
      <text:p text:style-name="Standard">| phpmyadmin <text:s text:c="8"/>|</text:p>
      <text:p text:style-name="Standard">| practise <text:s text:c="10"/>|</text:p>
      <text:p text:style-name="Standard">| restart <text:s text:c="11"/>|</text:p>
      <text:p text:style-name="Standard">| test <text:s text:c="14"/>|</text:p>
      <text:p text:style-name="Standard">+--------------------+</text:p>
      <text:p text:style-name="Standard">16 rows in set (0.001 sec)</text:p>
      <text:p text:style-name="Standard"><text:soft-page-break/></text:p>
      <text:p text:style-name="Standard">MariaDB [(none)]&gt; USE DATABASE PDOCLI</text:p>
      <text:p text:style-name="Standard">ERROR 1049 (42000): Unknown database 'DATABASE'</text:p>
      <text:p text:style-name="Standard">MariaDB [(none)]&gt; USE DATABASE PDOCLI;</text:p>
      <text:p text:style-name="Standard">ERROR 1049 (42000): Unknown database 'DATABASE'</text:p>
      <text:p text:style-name="Standard">MariaDB [(none)]&gt; USE PDOCLI;</text:p>
      <text:p text:style-name="Standard">Database changed</text:p>
      <text:p text:style-name="Standard">MariaDB [PDOCLI]&gt; CREATE TABLE IF NOT EXIST TB1;</text:p>
      <text:p text:style-name="Standard">ERROR 1064 (42000): You have an error in your SQL syntax; check the manual that corresponds to your MariaDB server version for the right syntax to use near 'EXIST TB1' at line 1</text:p>
      <text:p text:style-name="Standard">MariaDB [PDOCLI]&gt; CREATE TABLE IF NOT EXIST tb1;</text:p>
      <text:p text:style-name="Standard">ERROR 1064 (42000): You have an error in your SQL syntax; check the manual that corresponds to your MariaDB server version for the right syntax to use near 'EXIST tb1' at line 1</text:p>
      <text:p text:style-name="Standard">MariaDB [PDOCLI]&gt; CREATE TABLE IF NOT EXISTS tb1;</text:p>
      <text:p text:style-name="Standard">ERROR 1113 (42000): A table must have at least 1 column</text:p>
      <text:p text:style-name="Standard">MariaDB [PDOCLI]&gt; CREATE TABLE IF NOT EXISTS tb1(</text:p>
      <text:p text:style-name="Standard"><text:s text:c="4"/>-&gt; col1 INT,</text:p>
      <text:p text:style-name="Standard"><text:s text:c="4"/>-&gt; col2 VARCHAR(20)</text:p>
      <text:p text:style-name="Standard"><text:s text:c="4"/>-&gt; PRIMARY KEY(col1)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(col1)</text:p>
      <text:p text:style-name="Standard">)' at line 4</text:p>
      <text:p text:style-name="Standard">MariaDB [PDOCLI]&gt; CREATE TABLE IF NOT EXISTS table1(id INT, name VARCHAR(20), PRIMARY KEY(id));</text:p>
      <text:p text:style-name="Standard">Query OK, 0 rows affected (0.438 sec)</text:p>
      <text:p text:style-name="Standard"/>
      <text:p text:style-name="Standard">MariaDB [PDOCLI]&gt; Ctrl-C -- exit!</text:p>
      <text:p text:style-name="Standard">Aborted</text:p>
      <text:p text:style-name="Standard">(base) nikhil@nikhilji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9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pdocli;</text:p>
      <text:p text:style-name="Standard">ERROR 1049 (42000): Unknown database 'pdocli'</text:p>
      <text:p text:style-name="Standard">MariaDB [(none)]&gt; use PDOCLI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PDOCLI]&gt; use table1;</text:p>
      <text:p text:style-name="Standard">ERROR 1049 (42000): Unknown database 'table1'</text:p>
      <text:p text:style-name="Standard">MariaDB [PDOCLI]&gt; show tables</text:p>
      <text:p text:style-name="Standard"><text:s text:c="4"/>-&gt; ;</text:p>
      <text:p text:style-name="Standard">+------------------+</text:p>
      <text:p text:style-name="Standard"><text:soft-page-break/>| Tables_in_PDOCLI |</text:p>
      <text:p text:style-name="Standard">+------------------+</text:p>
      <text:p text:style-name="Standard">| table1 <text:s text:c="10"/>|</text:p>
      <text:p text:style-name="Standard">+------------------+</text:p>
      <text:p text:style-name="Standard">1 row in set (0.001 sec)</text:p>
      <text:p text:style-name="Standard"/>
      <text:p text:style-name="Standard">MariaDB [PDOCLI]&gt; desc table1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id <text:s text:c="3"/>| int(11) <text:s text:c="4"/>| NO <text:s text:c="2"/>| PRI | NULL <text:s text:c="3"/>| <text:s text:c="6"/>|</text:p>
      <text:p text:style-name="Standard">| name <text:s/>| varchar(20) | YES <text:s/>| <text:s text:c="4"/>| NULL <text:s text:c="3"/>| <text:s text:c="6"/>|</text:p>
      <text:p text:style-name="Standard">+-------+-------------+------+-----+---------+-------+</text:p>
      <text:p text:style-name="Standard">2 rows in set (0.057 sec)</text:p>
      <text:p text:style-name="Standard"/>
      <text:p text:style-name="Standard">MariaDB [PDOCLI]&gt; insert into table1(id,name)</text:p>
      <text:p text:style-name="Standard"><text:s text:c="4"/>-&gt; values(1, "nikhil"),(2,"rajesh"),(3,"vikas"),(4,"mohan"),(5,"raj");</text:p>
      <text:p text:style-name="Standard">Query OK, 5 rows affected (0.093 sec)</text:p>
      <text:p text:style-name="Standard">Records: 5 <text:s/>Duplicates: 0 <text:s/>Warnings: 0</text:p>
      <text:p text:style-name="Standard"/>
      <text:p text:style-name="Standard">MariaDB [PDOCLI]&gt; select * from table1;</text:p>
      <text:p text:style-name="Standard">+----+--------+</text:p>
      <text:p text:style-name="Standard">| id | name <text:s text:c="2"/>|</text:p>
      <text:p text:style-name="Standard">+----+--------+</text:p>
      <text:p text:style-name="Standard">| <text:s/>1 | nikhil |</text:p>
      <text:p text:style-name="Standard">| <text:s/>2 | rajesh |</text:p>
      <text:p text:style-name="Standard">| <text:s/>3 | vikas <text:s/>|</text:p>
      <text:p text:style-name="Standard">| <text:s/>4 | mohan <text:s/>|</text:p>
      <text:p text:style-name="Standard">| <text:s/>5 | raj <text:s text:c="3"/>|</text:p>
      <text:p text:style-name="Standard">+----+--------+</text:p>
      <text:p text:style-name="Standard">5 rows in set (0.001 sec)</text:p>
      <text:p text:style-name="Standard"/>
      <text:p text:style-name="Standard">MariaDB [PDOCLI]&gt; select name from table1;</text:p>
      <text:p text:style-name="Standard">+--------+</text:p>
      <text:p text:style-name="Standard">| name <text:s text:c="2"/>|</text:p>
      <text:p text:style-name="Standard">+--------+</text:p>
      <text:p text:style-name="Standard">| nikhil |</text:p>
      <text:p text:style-name="Standard">| rajesh |</text:p>
      <text:p text:style-name="Standard">| vikas <text:s/>|</text:p>
      <text:p text:style-name="Standard">| mohan <text:s/>|</text:p>
      <text:p text:style-name="Standard">| raj <text:s text:c="3"/>|</text:p>
      <text:p text:style-name="Standard">+--------+</text:p>
      <text:p text:style-name="Standard">5 rows in set (0.001 sec)</text:p>
      <text:p text:style-name="Standard"/>
      <text:p text:style-name="Standard">MariaDB [PDOCLI]&gt; delete from table1 where name="rajesh";</text:p>
      <text:p text:style-name="Standard">Query OK, 1 row affected (0.055 sec)</text:p>
      <text:p text:style-name="Standard"/>
      <text:p text:style-name="Standard">MariaDB [PDOCLI]&gt; select * from table1;</text:p>
      <text:p text:style-name="Standard">+----+--------+</text:p>
      <text:p text:style-name="Standard">| id | name <text:s text:c="2"/>|</text:p>
      <text:p text:style-name="Standard">+----+--------+</text:p>
      <text:p text:style-name="Standard">| <text:s/>1 | nikhil |</text:p>
      <text:p text:style-name="Standard"><text:soft-page-break/>| <text:s/>3 | vikas <text:s/>|</text:p>
      <text:p text:style-name="Standard">| <text:s/>4 | mohan <text:s/>|</text:p>
      <text:p text:style-name="Standard">| <text:s/>5 | raj <text:s text:c="3"/>|</text:p>
      <text:p text:style-name="Standard">+----+--------+</text:p>
      <text:p text:style-name="Standard">4 rows in set (0.001 sec)</text:p>
      <text:p text:style-name="Standard"/>
      <text:p text:style-name="Standard">MariaDB [PDOCLI]&gt; Alter table table1;</text:p>
      <text:p text:style-name="Standard">Query OK, 0 rows affected (0.056 sec)</text:p>
      <text:p text:style-name="Standard">Records: 0 <text:s/>Duplicates: 0 <text:s/>Warnings: 0</text:p>
      <text:p text:style-name="Standard"/>
      <text:p text:style-name="Standard">MariaDB [PDOCLI]&gt; Alter table table1</text:p>
      <text:p text:style-name="Standard"><text:s text:c="4"/>-&gt; </text:p>
      <text:p text:style-name="Standard">[3]+ <text:s/>Stopped <text:s text:c="16"/>/opt/lampp/bin/mysql -u root -p</text:p>
      <text:p text:style-name="Standard">(base) nikhil@nikhilji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9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addweb jaipur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ddweb]&gt; use employee;</text:p>
      <text:p text:style-name="Standard">ERROR 1049 (42000): Unknown database 'employee'</text:p>
      <text:p text:style-name="Standard">MariaDB [addweb]&gt; desc emmployee;</text:p>
      <text:p text:style-name="Standard">ERROR 1146 (42S02): Table 'addweb.emmployee' doesn't exist</text:p>
      <text:p text:style-name="Standard">MariaDB [addweb]&gt; show tables;</text:p>
      <text:p text:style-name="Standard">+---------------------+</text:p>
      <text:p text:style-name="Standard">| Tables_in_addweb <text:s text:c="3"/>|</text:p>
      <text:p text:style-name="Standard">+---------------------+</text:p>
      <text:p text:style-name="Standard">| Art <text:s text:c="16"/>|</text:p>
      <text:p text:style-name="Standard">| addweb trainee <text:s text:c="5"/>|</text:p>
      <text:p text:style-name="Standard">| backend department <text:s/>|</text:p>
      <text:p text:style-name="Standard">| canteen detail <text:s text:c="5"/>|</text:p>
      <text:p text:style-name="Standard">| development <text:s text:c="8"/>|</text:p>
      <text:p text:style-name="Standard">| employee <text:s text:c="11"/>|</text:p>
      <text:p text:style-name="Standard">| employee 1 <text:s text:c="9"/>|</text:p>
      <text:p text:style-name="Standard">| grade wise officers |</text:p>
      <text:p text:style-name="Standard">| info <text:s text:c="15"/>|</text:p>
      <text:p text:style-name="Standard">| transport data <text:s text:c="5"/>|</text:p>
      <text:p text:style-name="Standard">+---------------------+</text:p>
      <text:p text:style-name="Standard">10 rows in set (0.001 sec)</text:p>
      <text:p text:style-name="Standard"/>
      <text:p text:style-name="Standard">MariaDB [addweb]&gt; desc employee;</text:p>
      <text:p text:style-name="Standard">+---------+-------------+------+-----+---------+----------------+</text:p>
      <text:p text:style-name="Standard"><text:soft-page-break/>| Field <text:s text:c="2"/>| Type <text:s text:c="7"/>| Null | Key | Default | Extra <text:s text:c="9"/>|</text:p>
      <text:p text:style-name="Standard">+---------+-------------+------+-----+---------+----------------+</text:p>
      <text:p text:style-name="Standard">| sr.no <text:s text:c="2"/>| int(11) <text:s text:c="4"/>| NO <text:s text:c="2"/>| PRI | NULL <text:s text:c="3"/>| auto_increment |</text:p>
      <text:p text:style-name="Standard">| Name <text:s text:c="3"/>| varchar(11) | NO <text:s text:c="2"/>| <text:s text:c="4"/>| NULL <text:s text:c="3"/>| <text:s text:c="15"/>|</text:p>
      <text:p text:style-name="Standard">| Roll <text:s text:c="3"/>| varchar(11) | NO <text:s text:c="2"/>| <text:s text:c="4"/>| NULL <text:s text:c="3"/>| <text:s text:c="15"/>|</text:p>
      <text:p text:style-name="Standard">| DoJ <text:s text:c="4"/>| datetime <text:s text:c="3"/>| NO <text:s text:c="2"/>| <text:s text:c="4"/>| NULL <text:s text:c="3"/>| <text:s text:c="15"/>|</text:p>
      <text:p text:style-name="Standard">| Sallary | int(11) <text:s text:c="4"/>| NO <text:s text:c="2"/>| <text:s text:c="4"/>| NULL <text:s text:c="3"/>| <text:s text:c="15"/>|</text:p>
      <text:p text:style-name="Standard">+---------+-------------+------+-----+---------+----------------+</text:p>
      <text:p text:style-name="Standard">5 rows in set (0.002 sec)</text:p>
      <text:p text:style-name="Standard"/>
      <text:p text:style-name="Standard">MariaDB [addweb]&gt; select * from employee;</text:p>
      <text:p text:style-name="Standard">+-------+--------+------------+---------------------+---------+</text:p>
      <text:p text:style-name="Standard">| sr.no | Name <text:s text:c="2"/>| Roll <text:s text:c="6"/>| DoJ <text:s text:c="16"/>| Sallary |</text:p>
      <text:p text:style-name="Standard">+-------+--------+------------+---------------------+---------+</text:p>
      <text:p text:style-name="Standard">| <text:s text:c="4"/>1 | nikhil | programmer | 2021-10-29 10:30:40 | <text:s text:c="2"/>20000 |</text:p>
      <text:p text:style-name="Standard">| <text:s text:c="4"/>2 | vikas <text:s/>| jprog <text:s text:c="5"/>| 2021-10-29 07:02:45 | <text:s text:c="2"/>30000 |</text:p>
      <text:p text:style-name="Standard">| <text:s text:c="4"/>3 | lokesh | python <text:s text:c="4"/>| 2021-10-29 07:03:17 | <text:s text:c="2"/>20000 |</text:p>
      <text:p text:style-name="Standard">| <text:s text:c="4"/>4 | lokesh | python <text:s text:c="4"/>| 2021-10-29 07:03:17 | <text:s text:c="2"/>20000 |</text:p>
      <text:p text:style-name="Standard">| <text:s text:c="4"/>5 | mohan <text:s/>| java <text:s text:c="6"/>| 2021-10-29 07:03:59 | <text:s text:c="2"/>43000 |</text:p>
      <text:p text:style-name="Standard">| <text:s text:c="4"/>6 | mukes <text:s/>| full s <text:s text:c="4"/>| 2021-10-29 07:05:41 | <text:s/>443444 |</text:p>
      <text:p text:style-name="Standard">| <text:s text:c="4"/>7 | gunng <text:s/>| prog <text:s text:c="6"/>| 2021-10-29 07:06:11 | <text:s text:c="2"/>34044 |</text:p>
      <text:p text:style-name="Standard">| <text:s text:c="4"/>8 | gunng <text:s/>| prog <text:s text:c="6"/>| 2021-10-29 07:06:11 | <text:s text:c="2"/>34044 |</text:p>
      <text:p text:style-name="Standard">| <text:s text:c="4"/>9 | vishnu | writer <text:s text:c="4"/>| 2021-10-29 07:06:42 | <text:s text:c="2"/>43433 |</text:p>
      <text:p text:style-name="Standard">| <text:s text:c="3"/>10 | rahul <text:s/>| food <text:s text:c="6"/>| 2021-10-29 07:07:14 | <text:s text:c="2"/>33141 |</text:p>
      <text:p text:style-name="Standard">+-------+--------+------------+---------------------+---------+</text:p>
      <text:p text:style-name="Standard">10 rows in set (0.001 sec)</text:p>
      <text:p text:style-name="Standard">MariaDB [addweb]&gt; select name from employee where salary=20000;</text:p>
      <text:p text:style-name="Standard">ERROR 1054 (42S22): Unknown column 'salary' in 'where clause'</text:p>
      <text:p text:style-name="Standard">MariaDB [addweb]&gt; select name from employee where sallary=20000;</text:p>
      <text:p text:style-name="Standard">+--------+</text:p>
      <text:p text:style-name="Standard">| name <text:s text:c="2"/>|</text:p>
      <text:p text:style-name="Standard">+--------+</text:p>
      <text:p text:style-name="Standard">| nikhil |</text:p>
      <text:p text:style-name="Standard">| lokesh |</text:p>
      <text:p text:style-name="Standard">| lokesh |</text:p>
      <text:p text:style-name="Standard">+--------+</text:p>
      <text:p text:style-name="Standard">3 rows in set (0.001 sec)</text:p>
      <text:p text:style-name="Standard"/>
      <text:p text:style-name="Standard">MariaDB [addweb]&gt; select name from employee where name=nikhil;</text:p>
      <text:p text:style-name="Standard">ERROR 1054 (42S22): Unknown column 'nikhil' in 'where clause'</text:p>
      <text:p text:style-name="Standard">MariaDB [addweb]&gt; select name from employee where name="nikhil";</text:p>
      <text:p text:style-name="Standard">+--------+</text:p>
      <text:p text:style-name="Standard">| name <text:s text:c="2"/>|</text:p>
      <text:p text:style-name="Standard">+--------+</text:p>
      <text:p text:style-name="Standard">| nikhil |</text:p>
      <text:p text:style-name="Standard">+--------+</text:p>
      <text:p text:style-name="Standard">1 row in set (0.001 sec)</text:p>
      <text:p text:style-name="Standard"/>
      <text:p text:style-name="Standard">MariaDB [addweb]&gt; select distinct Roll from employee;</text:p>
      <text:p text:style-name="Standard">+------------+</text:p>
      <text:p text:style-name="Standard">| Roll <text:s text:c="6"/>|</text:p>
      <text:p text:style-name="Standard">+------------+</text:p>
      <text:p text:style-name="Standard"><text:soft-page-break/>| programmer |</text:p>
      <text:p text:style-name="Standard">| jprog <text:s text:c="5"/>|</text:p>
      <text:p text:style-name="Standard">| python <text:s text:c="4"/>|</text:p>
      <text:p text:style-name="Standard">| java <text:s text:c="6"/>|</text:p>
      <text:p text:style-name="Standard">| full s <text:s text:c="4"/>|</text:p>
      <text:p text:style-name="Standard">| prog <text:s text:c="6"/>|</text:p>
      <text:p text:style-name="Standard">| writer <text:s text:c="4"/>|</text:p>
      <text:p text:style-name="Standard">| food <text:s text:c="6"/>|</text:p>
      <text:p text:style-name="Standard">+------------+</text:p>
      <text:p text:style-name="Standard">8 rows in set (0.001 sec)</text:p>
      <text:p text:style-name="Standard"/>
      <text:p text:style-name="Standard">MariaDB [addweb]&gt; select name from employee where sr.no=1 and name nikhil;</text:p>
      <text:p text:style-name="Standard">ERROR 1064 (42000): You have an error in your SQL syntax; check the manual that corresponds to your MariaDB server version for the right syntax to use near 'nikhil' at line 1</text:p>
      <text:p text:style-name="Standard">MariaDB [addweb]&gt; select * from employee where sr.no=1 and name nikhil;</text:p>
      <text:p text:style-name="Standard">ERROR 1064 (42000): You have an error in your SQL syntax; check the manual that corresponds to your MariaDB server version for the right syntax to use near 'nikhil' at line 1</text:p>
      <text:p text:style-name="Standard">MariaDB [addweb]&gt; select * from employee where sr.no=1 and name "nikhil";</text:p>
      <text:p text:style-name="Standard">ERROR 1064 (42000): You have an error in your SQL syntax; check the manual that corresponds to your MariaDB server version for the right syntax to use near '"nikhil"' at line 1</text:p>
      <text:p text:style-name="Standard">MariaDB [addweb]&gt; select * from employee where sr.no=1 AND name "nikhil";</text:p>
      <text:p text:style-name="Standard">ERROR 1064 (42000): You have an error in your SQL syntax; check the manual that corresponds to your MariaDB server version for the right syntax to use near '"nikhil"' at line 1</text:p>
      <text:p text:style-name="Standard">MariaDB [addweb]&gt; select * from employee where roll="python" AND sallary=20000;</text:p>
      <text:p text:style-name="Standard">+-------+--------+--------+---------------------+---------+</text:p>
      <text:p text:style-name="Standard">| sr.no | Name <text:s text:c="2"/>| Roll <text:s text:c="2"/>| DoJ <text:s text:c="16"/>| Sallary |</text:p>
      <text:p text:style-name="Standard">+-------+--------+--------+---------------------+---------+</text:p>
      <text:p text:style-name="Standard">| <text:s text:c="4"/>3 | lokesh | python | 2021-10-29 07:03:17 | <text:s text:c="2"/>20000 |</text:p>
      <text:p text:style-name="Standard">| <text:s text:c="4"/>4 | lokesh | python | 2021-10-29 07:03:17 | <text:s text:c="2"/>20000 |</text:p>
      <text:p text:style-name="Standard">+-------+--------+--------+---------------------+---------+</text:p>
      <text:p text:style-name="Standard">2 rows in set (0.001 sec)</text:p>
      <text:p text:style-name="Standard"/>
      <text:p text:style-name="Standard">MariaDB [addweb]&gt; select * from employee where roll="python" or sallary=20000;</text:p>
      <text:p text:style-name="Standard">+-------+--------+------------+---------------------+---------+</text:p>
      <text:p text:style-name="Standard">| sr.no | Name <text:s text:c="2"/>| Roll <text:s text:c="6"/>| DoJ <text:s text:c="16"/>| Sallary |</text:p>
      <text:p text:style-name="Standard">+-------+--------+------------+---------------------+---------+</text:p>
      <text:p text:style-name="Standard">| <text:s text:c="4"/>1 | nikhil | programmer | 2021-10-29 10:30:40 | <text:s text:c="2"/>20000 |</text:p>
      <text:p text:style-name="Standard">| <text:s text:c="4"/>3 | lokesh | python <text:s text:c="4"/>| 2021-10-29 07:03:17 | <text:s text:c="2"/>20000 |</text:p>
      <text:p text:style-name="Standard">| <text:s text:c="4"/>4 | lokesh | python <text:s text:c="4"/>| 2021-10-29 07:03:17 | <text:s text:c="2"/>20000 |</text:p>
      <text:p text:style-name="Standard">+-------+--------+------------+---------------------+---------+</text:p>
      <text:p text:style-name="Standard">3 rows in set (0.001 sec)</text:p>
      <text:p text:style-name="Standard"/>
      <text:p text:style-name="Standard">MariaDB [addweb]&gt; select name from employee where roll="python" or sallary=20000;</text:p>
      <text:p text:style-name="Standard">+--------+</text:p>
      <text:p text:style-name="Standard">| name <text:s text:c="2"/>|</text:p>
      <text:p text:style-name="Standard">+--------+</text:p>
      <text:p text:style-name="Standard">| nikhil |</text:p>
      <text:p text:style-name="Standard">| lokesh |</text:p>
      <text:p text:style-name="Standard">| lokesh |</text:p>
      <text:p text:style-name="Standard">+--------+</text:p>
      <text:p text:style-name="Standard">3 rows in set (0.001 sec)</text:p>
      <text:p text:style-name="Standard"/>
      <text:p text:style-name="Standard"><text:soft-page-break/>MariaDB [addweb]&gt; select name from employee official;</text:p>
      <text:p text:style-name="Standard">+--------+</text:p>
      <text:p text:style-name="Standard">| name <text:s text:c="2"/>|</text:p>
      <text:p text:style-name="Standard">+--------+</text:p>
      <text:p text:style-name="Standard">| nikhil |</text:p>
      <text:p text:style-name="Standard">| vikas <text:s/>|</text:p>
      <text:p text:style-name="Standard">| lokesh |</text:p>
      <text:p text:style-name="Standard">| lokesh |</text:p>
      <text:p text:style-name="Standard">| mohan <text:s/>|</text:p>
      <text:p text:style-name="Standard">| mukes <text:s/>|</text:p>
      <text:p text:style-name="Standard">| gunng <text:s/>|</text:p>
      <text:p text:style-name="Standard">| gunng <text:s/>|</text:p>
      <text:p text:style-name="Standard">| vishnu |</text:p>
      <text:p text:style-name="Standard">| rahul <text:s/>|</text:p>
      <text:p text:style-name="Standard">+--------+</text:p>
      <text:p text:style-name="Standard">10 rows in set (0.001 sec)</text:p>
      <text:p text:style-name="Standard"/>
      <text:p text:style-name="Standard">MariaDB [addweb]&gt; select * from official;</text:p>
      <text:p text:style-name="Standard">ERROR 1146 (42S02): Table 'addweb.official' doesn't exist</text:p>
      <text:p text:style-name="Standard">MariaDB [addweb]&gt; select * from official;</text:p>
      <text:p text:style-name="Standard">ERROR 1146 (42S02): Table 'addweb.official' doesn't exist</text:p>
      <text:p text:style-name="Standard">MariaDB [addweb]&gt; select name from official;</text:p>
      <text:p text:style-name="Standard">ERROR 1146 (42S02): Table 'addweb.official' doesn't exist</text:p>
      <text:p text:style-name="Standard">MariaDB [addweb]&gt; select * from Official;</text:p>
      <text:p text:style-name="Standard">ERROR 1146 (42S02): Table 'addweb.Official' doesn't exist</text:p>
      <text:p text:style-name="Standard">MariaDB [addweb]&gt; select * from official;</text:p>
      <text:p text:style-name="Standard">ERROR 1146 (42S02): Table 'addweb.official' doesn't exist</text:p>
      <text:p text:style-name="Standard">MariaDB [addweb]&gt; select * from employee;</text:p>
      <text:p text:style-name="Standard">+-------+--------+------------+---------------------+---------+</text:p>
      <text:p text:style-name="Standard">| sr.no | Name <text:s text:c="2"/>| Roll <text:s text:c="6"/>| DoJ <text:s text:c="16"/>| Sallary |</text:p>
      <text:p text:style-name="Standard">+-------+--------+------------+---------------------+---------+</text:p>
      <text:p text:style-name="Standard">| <text:s text:c="4"/>1 | nikhil | programmer | 2021-10-29 10:30:40 | <text:s text:c="2"/>20000 |</text:p>
      <text:p text:style-name="Standard">| <text:s text:c="4"/>2 | vikas <text:s/>| jprog <text:s text:c="5"/>| 2021-10-29 07:02:45 | <text:s text:c="2"/>30000 |</text:p>
      <text:p text:style-name="Standard">| <text:s text:c="4"/>3 | lokesh | python <text:s text:c="4"/>| 2021-10-29 07:03:17 | <text:s text:c="2"/>20000 |</text:p>
      <text:p text:style-name="Standard">| <text:s text:c="4"/>4 | lokesh | python <text:s text:c="4"/>| 2021-10-29 07:03:17 | <text:s text:c="2"/>20000 |</text:p>
      <text:p text:style-name="Standard">| <text:s text:c="4"/>5 | mohan <text:s/>| java <text:s text:c="6"/>| 2021-10-29 07:03:59 | <text:s text:c="2"/>43000 |</text:p>
      <text:p text:style-name="Standard">| <text:s text:c="4"/>6 | mukes <text:s/>| full s <text:s text:c="4"/>| 2021-10-29 07:05:41 | <text:s/>443444 |</text:p>
      <text:p text:style-name="Standard">| <text:s text:c="4"/>7 | gunng <text:s/>| prog <text:s text:c="6"/>| 2021-10-29 07:06:11 | <text:s text:c="2"/>34044 |</text:p>
      <text:p text:style-name="Standard">| <text:s text:c="4"/>8 | gunng <text:s/>| prog <text:s text:c="6"/>| 2021-10-29 07:06:11 | <text:s text:c="2"/>34044 |</text:p>
      <text:p text:style-name="Standard">| <text:s text:c="4"/>9 | vishnu | writer <text:s text:c="4"/>| 2021-10-29 07:06:42 | <text:s text:c="2"/>43433 |</text:p>
      <text:p text:style-name="Standard">| <text:s text:c="3"/>10 | rahul <text:s/>| food <text:s text:c="6"/>| 2021-10-29 07:07:14 | <text:s text:c="2"/>33141 |</text:p>
      <text:p text:style-name="Standard">+-------+--------+------------+---------------------+---------+</text:p>
      <text:p text:style-name="Standard">10 rows in set (0.001 sec)</text:p>
      <text:p text:style-name="Standard"/>
      <text:p text:style-name="Standard">MariaDB [addweb]&gt; select * from official;</text:p>
      <text:p text:style-name="Standard">ERROR 1146 (42S02): Table 'addweb.official' doesn't exist</text:p>
      <text:p text:style-name="Standard">MariaDB [addweb]&gt; select * from official</text:p>
      <text:p text:style-name="Standard"><text:s text:c="4"/>-&gt; select * from official;</text:p>
      <text:p text:style-name="Standard">ERROR 1064 (42000): You have an error in your SQL syntax; check the manual that corresponds to your MariaDB server version for the right syntax to use near 'select * from official' at line 2</text:p>
      <text:p text:style-name="Standard">MariaDB [addweb]&gt; select * from official;</text:p>
      <text:p text:style-name="Standard">ERROR 1146 (42S02): Table 'addweb.official' doesn't exist</text:p>
      <text:p text:style-name="Standard"><text:soft-page-break/>MariaDB [addweb]&gt; SELECT * from select * from employee;</text:p>
      <text:p text:style-name="Standard">ERROR 1064 (42000): You have an error in your SQL syntax; check the manual that corresponds to your MariaDB server version for the right syntax to use near 'select * from employee' at line 1</text:p>
      <text:p text:style-name="Standard">MariaDB [addweb]&gt; select * from official;</text:p>
      <text:p text:style-name="Standard">ERROR 1146 (42S02): Table 'addweb.official' doesn't exist</text:p>
      <text:p text:style-name="Standard">MariaDB [addweb]&gt; select * from Salary detail;</text:p>
      <text:p text:style-name="Standard">ERROR 1146 (42S02): Table 'addweb.Salary' doesn't exist</text:p>
      <text:p text:style-name="Standard">MariaDB [addweb]&gt; select * from "official";</text:p>
      <text:p text:style-name="Standard">ERROR 1064 (42000): You have an error in your SQL syntax; check the manual that corresponds to your MariaDB server version for the right syntax to use near '"official"' at line 1</text:p>
      <text:p text:style-name="Standard">MariaDB [addweb]&gt; select * from employee;</text:p>
      <text:p text:style-name="Standard">+-------+--------+------------+---------------------+---------+</text:p>
      <text:p text:style-name="Standard">| sr.no | Name <text:s text:c="2"/>| Roll <text:s text:c="6"/>| DoJ <text:s text:c="16"/>| Sallary |</text:p>
      <text:p text:style-name="Standard">+-------+--------+------------+---------------------+---------+</text:p>
      <text:p text:style-name="Standard">| <text:s text:c="4"/>1 | nikhil | programmer | 2021-10-29 10:30:40 | <text:s text:c="2"/>20000 |</text:p>
      <text:p text:style-name="Standard">| <text:s text:c="4"/>2 | vikas <text:s/>| jprog <text:s text:c="5"/>| 2021-10-29 07:02:45 | <text:s text:c="2"/>30000 |</text:p>
      <text:p text:style-name="Standard">| <text:s text:c="4"/>3 | lokesh | python <text:s text:c="4"/>| 2021-10-29 07:03:17 | <text:s text:c="2"/>20000 |</text:p>
      <text:p text:style-name="Standard">| <text:s text:c="4"/>4 | lokesh | python <text:s text:c="4"/>| 2021-10-29 07:03:17 | <text:s text:c="2"/>20000 |</text:p>
      <text:p text:style-name="Standard">| <text:s text:c="4"/>5 | mohan <text:s/>| java <text:s text:c="6"/>| 2021-10-29 07:03:59 | <text:s text:c="2"/>43000 |</text:p>
      <text:p text:style-name="Standard">| <text:s text:c="4"/>6 | mukes <text:s/>| full s <text:s text:c="4"/>| 2021-10-29 07:05:41 | <text:s/>443444 |</text:p>
      <text:p text:style-name="Standard">| <text:s text:c="4"/>7 | gunng <text:s/>| prog <text:s text:c="6"/>| 2021-10-29 07:06:11 | <text:s text:c="2"/>34044 |</text:p>
      <text:p text:style-name="Standard">| <text:s text:c="4"/>8 | gunng <text:s/>| prog <text:s text:c="6"/>| 2021-10-29 07:06:11 | <text:s text:c="2"/>34044 |</text:p>
      <text:p text:style-name="Standard">| <text:s text:c="4"/>9 | vishnu | writer <text:s text:c="4"/>| 2021-10-29 07:06:42 | <text:s text:c="2"/>43433 |</text:p>
      <text:p text:style-name="Standard">| <text:s text:c="3"/>10 | rahul <text:s/>| food <text:s text:c="6"/>| 2021-10-29 07:07:14 | <text:s text:c="2"/>33141 |</text:p>
      <text:p text:style-name="Standard">+-------+--------+------------+---------------------+---------+</text:p>
      <text:p text:style-name="Standard">10 rows in set (0.001 sec)</text:p>
      <text:p text:style-name="Standard"/>
      <text:p text:style-name="Standard">MariaDB [addweb]&gt; select * from employee where sallary in(20000,43000);</text:p>
      <text:p text:style-name="Standard">+-------+--------+------------+---------------------+---------+</text:p>
      <text:p text:style-name="Standard">| sr.no | Name <text:s text:c="2"/>| Roll <text:s text:c="6"/>| DoJ <text:s text:c="16"/>| Sallary |</text:p>
      <text:p text:style-name="Standard">+-------+--------+------------+---------------------+---------+</text:p>
      <text:p text:style-name="Standard">| <text:s text:c="4"/>1 | nikhil | programmer | 2021-10-29 10:30:40 | <text:s text:c="2"/>20000 |</text:p>
      <text:p text:style-name="Standard">| <text:s text:c="4"/>3 | lokesh | python <text:s text:c="4"/>| 2021-10-29 07:03:17 | <text:s text:c="2"/>20000 |</text:p>
      <text:p text:style-name="Standard">| <text:s text:c="4"/>4 | lokesh | python <text:s text:c="4"/>| 2021-10-29 07:03:17 | <text:s text:c="2"/>20000 |</text:p>
      <text:p text:style-name="Standard">| <text:s text:c="4"/>5 | mohan <text:s/>| java <text:s text:c="6"/>| 2021-10-29 07:03:59 | <text:s text:c="2"/>43000 |</text:p>
      <text:p text:style-name="Standard">+-------+--------+------------+---------------------+---------+</text:p>
      <text:p text:style-name="Standard">4 rows in set (0.001 sec)</text:p>
      <text:p text:style-name="Standard"/>
      <text:p text:style-name="Standard">MariaDB [addweb]&gt; select * from development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1 | lokesh <text:s text:c="2"/>| <text:s text:c="2"/>31244311 | raipur <text:s text:c="3"/>| 244442 |</text:p>
      <text:p text:style-name="Standard">| <text:s text:c="5"/>2 | naira <text:s text:c="3"/>| <text:s/>343242344 | raipur <text:s text:c="3"/>| 244442 |</text:p>
      <text:p text:style-name="Standard">| <text:s text:c="5"/>3 | aaditya <text:s/>| <text:s text:c="3"/>3214314 | raipur <text:s text:c="3"/>| 244442 |</text:p>
      <text:p text:style-name="Standard">| <text:s text:c="5"/>4 | gunng <text:s text:c="3"/>| <text:s text:c="3"/>2343242 | raipur <text:s text:c="3"/>| 244442 |</text:p>
      <text:p text:style-name="Standard">| <text:s text:c="5"/>5 | vinit <text:s text:c="3"/>| <text:s text:c="3"/>4242412 | bassi <text:s text:c="4"/>| <text:s/>12311 |</text:p>
      <text:p text:style-name="Standard">| <text:s text:c="5"/>6 | monu <text:s text:c="4"/>| <text:s/>312312311 | dausa <text:s text:c="4"/>| <text:s/>32131 |</text:p>
      <text:p text:style-name="Standard">| <text:s text:c="5"/>7 | mohit <text:s text:c="3"/>| <text:s text:c="2"/>31441414 | jharkhand | 213123 |</text:p>
      <text:p text:style-name="Standard">| <text:s text:c="5"/>8 | Rohan <text:s text:c="3"/>| 2132131231 | pakistan <text:s/>| 324242 |</text:p>
      <text:p text:style-name="Standard">| <text:s text:c="5"/>9 | abhishek | <text:s text:c="3"/>4235345 | lalsot <text:s text:c="3"/>| <text:s/>32414 |</text:p>
      <text:p text:style-name="Standard">| <text:s text:c="4"/>10 | vikshit <text:s/>| <text:s text:c="2"/>32425245 | dholpur <text:s text:c="2"/>| 234221 |</text:p>
      <text:p text:style-name="Standard"><text:soft-page-break/>+--------+----------+------------+-----------+--------+</text:p>
      <text:p text:style-name="Standard">10 rows in set (0.001 sec)</text:p>
      <text:p text:style-name="Standard"/>
      <text:p text:style-name="Standard">MariaDB [addweb]&gt; select * from development where name in("lokesh","monu","abhishek");</text:p>
      <text:p text:style-name="Standard">+--------+----------+-----------+--------+--------+</text:p>
      <text:p text:style-name="Standard">| dep.id | Name <text:s text:c="4"/>| contact <text:s text:c="2"/>| city <text:s text:c="2"/>| salary |</text:p>
      <text:p text:style-name="Standard">+--------+----------+-----------+--------+--------+</text:p>
      <text:p text:style-name="Standard">| <text:s text:c="5"/>1 | lokesh <text:s text:c="2"/>| <text:s/>31244311 | raipur | 244442 |</text:p>
      <text:p text:style-name="Standard">| <text:s text:c="5"/>6 | monu <text:s text:c="4"/>| 312312311 | dausa <text:s/>| <text:s/>32131 |</text:p>
      <text:p text:style-name="Standard">| <text:s text:c="5"/>9 | abhishek | <text:s text:c="2"/>4235345 | lalsot | <text:s/>32414 |</text:p>
      <text:p text:style-name="Standard">+--------+----------+-----------+--------+--------+</text:p>
      <text:p text:style-name="Standard">3 rows in set (0.001 sec)</text:p>
      <text:p text:style-name="Standard"/>
      <text:p text:style-name="Standard">MariaDB [addweb]&gt; select name from development where salary in(20000,25000);</text:p>
      <text:p text:style-name="Standard">Empty set (0.001 sec)</text:p>
      <text:p text:style-name="Standard"/>
      <text:p text:style-name="Standard">MariaDB [addweb]&gt; select name from development where salary in(244442,32131);</text:p>
      <text:p text:style-name="Standard">+---------+</text:p>
      <text:p text:style-name="Standard">| name <text:s text:c="3"/>|</text:p>
      <text:p text:style-name="Standard">+---------+</text:p>
      <text:p text:style-name="Standard">| lokesh <text:s/>|</text:p>
      <text:p text:style-name="Standard">| naira <text:s text:c="2"/>|</text:p>
      <text:p text:style-name="Standard">| aaditya |</text:p>
      <text:p text:style-name="Standard">| gunng <text:s text:c="2"/>|</text:p>
      <text:p text:style-name="Standard">| monu <text:s text:c="3"/>|</text:p>
      <text:p text:style-name="Standard">+---------+</text:p>
      <text:p text:style-name="Standard">5 rows in set (0.001 sec)</text:p>
      <text:p text:style-name="Standard"/>
      <text:p text:style-name="Standard">MariaDB [addweb]&gt; select name from development where salary not in(244442,32131);</text:p>
      <text:p text:style-name="Standard">+----------+</text:p>
      <text:p text:style-name="Standard">| name <text:s text:c="4"/>|</text:p>
      <text:p text:style-name="Standard">+----------+</text:p>
      <text:p text:style-name="Standard">| vinit <text:s text:c="3"/>|</text:p>
      <text:p text:style-name="Standard">| mohit <text:s text:c="3"/>|</text:p>
      <text:p text:style-name="Standard">| Rohan <text:s text:c="3"/>|</text:p>
      <text:p text:style-name="Standard">| abhishek |</text:p>
      <text:p text:style-name="Standard">| vikshit <text:s/>|</text:p>
      <text:p text:style-name="Standard">+----------+</text:p>
      <text:p text:style-name="Standard">5 rows in set (0.001 sec)</text:p>
      <text:p text:style-name="Standard"/>
      <text:p text:style-name="Standard">MariaDB [addweb]&gt; select * from development where dep. id between 3 and 9; </text:p>
      <text:p text:style-name="Standard">ERROR 1054 (42S22): Unknown column 'dep.id' in 'where clause'</text:p>
      <text:p text:style-name="Standard">MariaDB [addweb]&gt; select * from development where dep.id between 3 and 9; </text:p>
      <text:p text:style-name="Standard">ERROR 1054 (42S22): Unknown column 'dep.id' in 'where clause'</text:p>
      <text:p text:style-name="Standard">MariaDB [addweb]&gt; select * from development where salary between 3 and 9; </text:p>
      <text:p text:style-name="Standard">Empty set (0.001 sec)</text:p>
      <text:p text:style-name="Standard"/>
      <text:p text:style-name="Standard">MariaDB [addweb]&gt; select * from development where salary between 3 and 1000000; 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1 | lokesh <text:s text:c="2"/>| <text:s text:c="2"/>31244311 | raipur <text:s text:c="3"/>| 244442 |</text:p>
      <text:p text:style-name="Standard"><text:soft-page-break/>| <text:s text:c="5"/>2 | naira <text:s text:c="3"/>| <text:s/>343242344 | raipur <text:s text:c="3"/>| 244442 |</text:p>
      <text:p text:style-name="Standard">| <text:s text:c="5"/>3 | aaditya <text:s/>| <text:s text:c="3"/>3214314 | raipur <text:s text:c="3"/>| 244442 |</text:p>
      <text:p text:style-name="Standard">| <text:s text:c="5"/>4 | gunng <text:s text:c="3"/>| <text:s text:c="3"/>2343242 | raipur <text:s text:c="3"/>| 244442 |</text:p>
      <text:p text:style-name="Standard">| <text:s text:c="5"/>5 | vinit <text:s text:c="3"/>| <text:s text:c="3"/>4242412 | bassi <text:s text:c="4"/>| <text:s/>12311 |</text:p>
      <text:p text:style-name="Standard">| <text:s text:c="5"/>6 | monu <text:s text:c="4"/>| <text:s/>312312311 | dausa <text:s text:c="4"/>| <text:s/>32131 |</text:p>
      <text:p text:style-name="Standard">| <text:s text:c="5"/>7 | mohit <text:s text:c="3"/>| <text:s text:c="2"/>31441414 | jharkhand | 213123 |</text:p>
      <text:p text:style-name="Standard">| <text:s text:c="5"/>8 | Rohan <text:s text:c="3"/>| 2132131231 | pakistan <text:s/>| 324242 |</text:p>
      <text:p text:style-name="Standard">| <text:s text:c="5"/>9 | abhishek | <text:s text:c="3"/>4235345 | lalsot <text:s text:c="3"/>| <text:s/>32414 |</text:p>
      <text:p text:style-name="Standard">| <text:s text:c="4"/>10 | vikshit <text:s/>| <text:s text:c="2"/>32425245 | dholpur <text:s text:c="2"/>| 234221 |</text:p>
      <text:p text:style-name="Standard">+--------+----------+------------+-----------+--------+</text:p>
      <text:p text:style-name="Standard">10 rows in set (0.001 sec)</text:p>
      <text:p text:style-name="Standard"/>
      <text:p text:style-name="Standard">MariaDB [addweb]&gt; select * from development <text:s/>where name like 'A%';</text:p>
      <text:p text:style-name="Standard">+--------+----------+---------+--------+--------+</text:p>
      <text:p text:style-name="Standard">| dep.id | Name <text:s text:c="4"/>| contact | city <text:s text:c="2"/>| salary |</text:p>
      <text:p text:style-name="Standard">+--------+----------+---------+--------+--------+</text:p>
      <text:p text:style-name="Standard">| <text:s text:c="5"/>3 | aaditya <text:s/>| 3214314 | raipur | 244442 |</text:p>
      <text:p text:style-name="Standard">| <text:s text:c="5"/>9 | abhishek | 4235345 | lalsot | <text:s/>32414 |</text:p>
      <text:p text:style-name="Standard">+--------+----------+---------+--------+--------+</text:p>
      <text:p text:style-name="Standard">2 rows in set (0.001 sec)</text:p>
      <text:p text:style-name="Standard"/>
      <text:p text:style-name="Standard">MariaDB [addweb]&gt; select * from development <text:s/>where name like '--A%';</text:p>
      <text:p text:style-name="Standard">Empty set (0.001 sec)</text:p>
      <text:p text:style-name="Standard"/>
      <text:p text:style-name="Standard">MariaDB [addweb]&gt; select * from development <text:s/>where name like '-A%';</text:p>
      <text:p text:style-name="Standard">Empty set (0.001 sec)</text:p>
      <text:p text:style-name="Standard"/>
      <text:p text:style-name="Standard">MariaDB [addweb]&gt; select * from development <text:s/>where name like 'A%--';</text:p>
      <text:p text:style-name="Standard">Empty set (0.001 sec)</text:p>
      <text:p text:style-name="Standard"/>
      <text:p text:style-name="Standard">MariaDB [addweb]&gt; select * from development <text:s/>where name like 'A--%';</text:p>
      <text:p text:style-name="Standard">Empty set (0.001 sec)</text:p>
      <text:p text:style-name="Standard"/>
      <text:p text:style-name="Standard">MariaDB [addweb]&gt; select * from development <text:s/>where name like 'A-%';</text:p>
      <text:p text:style-name="Standard">Empty set (0.001 sec)</text:p>
      <text:p text:style-name="Standard"/>
      <text:p text:style-name="Standard">MariaDB [addweb]&gt; select * from development where salary like 00;</text:p>
      <text:p text:style-name="Standard">Empty set (0.001 sec)</text:p>
      <text:p text:style-name="Standard"/>
      <text:p text:style-name="Standard">MariaDB [addweb]&gt; select * from development where salary like 'A%';</text:p>
      <text:p text:style-name="Standard">Empty set (0.002 sec)</text:p>
      <text:p text:style-name="Standard"/>
      <text:p text:style-name="Standard">MariaDB [addweb]&gt; select * from development where limit=5;</text:p>
      <text:p text:style-name="Standard">ERROR 1064 (42000): You have an error in your SQL syntax; check the manual that corresponds to your MariaDB server version for the right syntax to use near 'limit=5' at line 1</text:p>
      <text:p text:style-name="Standard">MariaDB [addweb]&gt; select * from development where limit 5;</text:p>
      <text:p text:style-name="Standard">ERROR 1064 (42000): You have an error in your SQL syntax; check the manual that corresponds to your MariaDB server version for the right syntax to use near 'limit 5' at line 1</text:p>
      <text:p text:style-name="Standard">MariaDB [addweb]&gt; select * from development limit 5;</text:p>
      <text:p text:style-name="Standard">+--------+---------+-----------+--------+--------+</text:p>
      <text:p text:style-name="Standard">| dep.id | Name <text:s text:c="3"/>| contact <text:s text:c="2"/>| city <text:s text:c="2"/>| salary |</text:p>
      <text:p text:style-name="Standard">+--------+---------+-----------+--------+--------+</text:p>
      <text:p text:style-name="Standard"><text:soft-page-break/>| <text:s text:c="5"/>1 | lokesh <text:s/>| <text:s/>31244311 | raipur | 244442 |</text:p>
      <text:p text:style-name="Standard">| <text:s text:c="5"/>2 | naira <text:s text:c="2"/>| 343242344 | raipur | 244442 |</text:p>
      <text:p text:style-name="Standard">| <text:s text:c="5"/>3 | aaditya | <text:s text:c="2"/>3214314 | raipur | 244442 |</text:p>
      <text:p text:style-name="Standard">| <text:s text:c="5"/>4 | gunng <text:s text:c="2"/>| <text:s text:c="2"/>2343242 | raipur | 244442 |</text:p>
      <text:p text:style-name="Standard">| <text:s text:c="5"/>5 | vinit <text:s text:c="2"/>| <text:s text:c="2"/>4242412 | bassi <text:s/>| <text:s/>12311 |</text:p>
      <text:p text:style-name="Standard">+--------+---------+-----------+--------+--------+</text:p>
      <text:p text:style-name="Standard">5 rows in set (0.169 sec)</text:p>
      <text:p text:style-name="Standard"/>
      <text:p text:style-name="Standard">MariaDB [addweb]&gt; select * from development limit 7;</text:p>
      <text:p text:style-name="Standard">+--------+---------+-----------+-----------+--------+</text:p>
      <text:p text:style-name="Standard">| dep.id | Name <text:s text:c="3"/>| contact <text:s text:c="2"/>| city <text:s text:c="5"/>| salary |</text:p>
      <text:p text:style-name="Standard">+--------+---------+-----------+-----------+--------+</text:p>
      <text:p text:style-name="Standard">| <text:s text:c="5"/>1 | lokesh <text:s/>| <text:s/>31244311 | raipur <text:s text:c="3"/>| 244442 |</text:p>
      <text:p text:style-name="Standard">| <text:s text:c="5"/>2 | naira <text:s text:c="2"/>| 343242344 | raipur <text:s text:c="3"/>| 244442 |</text:p>
      <text:p text:style-name="Standard">| <text:s text:c="5"/>3 | aaditya | <text:s text:c="2"/>3214314 | raipur <text:s text:c="3"/>| 244442 |</text:p>
      <text:p text:style-name="Standard">| <text:s text:c="5"/>4 | gunng <text:s text:c="2"/>| <text:s text:c="2"/>2343242 | raipur <text:s text:c="3"/>| 244442 |</text:p>
      <text:p text:style-name="Standard">| <text:s text:c="5"/>5 | vinit <text:s text:c="2"/>| <text:s text:c="2"/>4242412 | bassi <text:s text:c="4"/>| <text:s/>12311 |</text:p>
      <text:p text:style-name="Standard">| <text:s text:c="5"/>6 | monu <text:s text:c="3"/>| 312312311 | dausa <text:s text:c="4"/>| <text:s/>32131 |</text:p>
      <text:p text:style-name="Standard">| <text:s text:c="5"/>7 | mohit <text:s text:c="2"/>| <text:s/>31441414 | jharkhand | 213123 |</text:p>
      <text:p text:style-name="Standard">+--------+---------+-----------+-----------+--------+</text:p>
      <text:p text:style-name="Standard">7 rows in set (0.001 sec)</text:p>
      <text:p text:style-name="Standard"/>
      <text:p text:style-name="Standard">MariaDB [addweb]&gt; select * from development where name id NULL;</text:p>
      <text:p text:style-name="Standard">ERROR 1064 (42000): You have an error in your SQL syntax; check the manual that corresponds to your MariaDB server version for the right syntax to use near 'id NULL' at line 1</text:p>
      <text:p text:style-name="Standard">MariaDB [addweb]&gt; select * from development where id is NULL;</text:p>
      <text:p text:style-name="Standard">ERROR 1054 (42S22): Unknown column 'id' in 'where clause'</text:p>
      <text:p text:style-name="Standard">MariaDB [addweb]&gt; select * from development where name is NULL;</text:p>
      <text:p text:style-name="Standard">Empty set (0.001 sec)</text:p>
      <text:p text:style-name="Standard"/>
      <text:p text:style-name="Standard">MariaDB [addweb]&gt; select * from development where name is NOTNULL;</text:p>
      <text:p text:style-name="Standard">ERROR 1064 (42000): You have an error in your SQL syntax; check the manual that corresponds to your MariaDB server version for the right syntax to use near 'NOTNULL' at line 1</text:p>
      <text:p text:style-name="Standard">MariaDB [addweb]&gt; select * from development where name isnot NULL;</text:p>
      <text:p text:style-name="Standard">ERROR 1064 (42000): You have an error in your SQL syntax; check the manual that corresponds to your MariaDB server version for the right syntax to use near 'isnot NULL' at line 1</text:p>
      <text:p text:style-name="Standard">MariaDB [addweb]&gt; select * from development where name isnot NULL;</text:p>
      <text:p text:style-name="Standard">ERROR 1064 (42000): You have an error in your SQL syntax; check the manual that corresponds to your MariaDB server version for the right syntax to use near 'isnot NULL' at line 1</text:p>
      <text:p text:style-name="Standard">MariaDB [addweb]&gt; select * from development ORDER BY name asc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3 | aaditya <text:s/>| <text:s text:c="3"/>3214314 | raipur <text:s text:c="3"/>| 244442 |</text:p>
      <text:p text:style-name="Standard">| <text:s text:c="5"/>9 | abhishek | <text:s text:c="3"/>4235345 | lalsot <text:s text:c="3"/>| <text:s/>32414 |</text:p>
      <text:p text:style-name="Standard">| <text:s text:c="5"/>4 | gunng <text:s text:c="3"/>| <text:s text:c="3"/>2343242 | raipur <text:s text:c="3"/>| 244442 |</text:p>
      <text:p text:style-name="Standard">| <text:s text:c="5"/>1 | lokesh <text:s text:c="2"/>| <text:s text:c="2"/>31244311 | raipur <text:s text:c="3"/>| 244442 |</text:p>
      <text:p text:style-name="Standard">| <text:s text:c="5"/>7 | mohit <text:s text:c="3"/>| <text:s text:c="2"/>31441414 | jharkhand | 213123 |</text:p>
      <text:p text:style-name="Standard">| <text:s text:c="5"/>6 | monu <text:s text:c="4"/>| <text:s/>312312311 | dausa <text:s text:c="4"/>| <text:s/>32131 |</text:p>
      <text:p text:style-name="Standard">| <text:s text:c="5"/>2 | naira <text:s text:c="3"/>| <text:s/>343242344 | raipur <text:s text:c="3"/>| 244442 |</text:p>
      <text:p text:style-name="Standard">| <text:s text:c="5"/>8 | Rohan <text:s text:c="3"/>| 2132131231 | pakistan <text:s/>| 324242 |</text:p>
      <text:p text:style-name="Standard">| <text:s text:c="4"/>10 | vikshit <text:s/>| <text:s text:c="2"/>32425245 | dholpur <text:s text:c="2"/>| 234221 |</text:p>
      <text:p text:style-name="Standard"><text:soft-page-break/>| <text:s text:c="5"/>5 | vinit <text:s text:c="3"/>| <text:s text:c="3"/>4242412 | bassi <text:s text:c="4"/>| <text:s/>12311 |</text:p>
      <text:p text:style-name="Standard">+--------+----------+------------+-----------+--------+</text:p>
      <text:p text:style-name="Standard">10 rows in set (0.054 sec)</text:p>
      <text:p text:style-name="Standard"/>
      <text:p text:style-name="Standard">MariaDB [addweb]&gt; select * from development ORDER BY name dsc;</text:p>
      <text:p text:style-name="Standard">ERROR 1064 (42000): You have an error in your SQL syntax; check the manual that corresponds to your MariaDB server version for the right syntax to use near 'dsc' at line 1</text:p>
      <text:p text:style-name="Standard">MariaDB [addweb]&gt; select * from development ORDER BY name desc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5 | vinit <text:s text:c="3"/>| <text:s text:c="3"/>4242412 | bassi <text:s text:c="4"/>| <text:s/>12311 |</text:p>
      <text:p text:style-name="Standard">| <text:s text:c="4"/>10 | vikshit <text:s/>| <text:s text:c="2"/>32425245 | dholpur <text:s text:c="2"/>| 234221 |</text:p>
      <text:p text:style-name="Standard">| <text:s text:c="5"/>8 | Rohan <text:s text:c="3"/>| 2132131231 | pakistan <text:s/>| 324242 |</text:p>
      <text:p text:style-name="Standard">| <text:s text:c="5"/>2 | naira <text:s text:c="3"/>| <text:s/>343242344 | raipur <text:s text:c="3"/>| 244442 |</text:p>
      <text:p text:style-name="Standard">| <text:s text:c="5"/>6 | monu <text:s text:c="4"/>| <text:s/>312312311 | dausa <text:s text:c="4"/>| <text:s/>32131 |</text:p>
      <text:p text:style-name="Standard">| <text:s text:c="5"/>7 | mohit <text:s text:c="3"/>| <text:s text:c="2"/>31441414 | jharkhand | 213123 |</text:p>
      <text:p text:style-name="Standard">| <text:s text:c="5"/>1 | lokesh <text:s text:c="2"/>| <text:s text:c="2"/>31244311 | raipur <text:s text:c="3"/>| 244442 |</text:p>
      <text:p text:style-name="Standard">| <text:s text:c="5"/>4 | gunng <text:s text:c="3"/>| <text:s text:c="3"/>2343242 | raipur <text:s text:c="3"/>| 244442 |</text:p>
      <text:p text:style-name="Standard">| <text:s text:c="5"/>9 | abhishek | <text:s text:c="3"/>4235345 | lalsot <text:s text:c="3"/>| <text:s/>32414 |</text:p>
      <text:p text:style-name="Standard">| <text:s text:c="5"/>3 | aaditya <text:s/>| <text:s text:c="3"/>3214314 | raipur <text:s text:c="3"/>| 244442 |</text:p>
      <text:p text:style-name="Standard">+--------+----------+------------+-----------+--------+</text:p>
      <text:p text:style-name="Standard">10 rows in set (0.048 sec)</text:p>
      <text:p text:style-name="Standard"/>
      <text:p text:style-name="Standard">MariaDB [addweb]&gt; select * from development order by salary asc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5 | vinit <text:s text:c="3"/>| <text:s text:c="3"/>4242412 | bassi <text:s text:c="4"/>| <text:s/>12311 |</text:p>
      <text:p text:style-name="Standard">| <text:s text:c="5"/>6 | monu <text:s text:c="4"/>| <text:s/>312312311 | dausa <text:s text:c="4"/>| <text:s/>32131 |</text:p>
      <text:p text:style-name="Standard">| <text:s text:c="5"/>9 | abhishek | <text:s text:c="3"/>4235345 | lalsot <text:s text:c="3"/>| <text:s/>32414 |</text:p>
      <text:p text:style-name="Standard">| <text:s text:c="5"/>7 | mohit <text:s text:c="3"/>| <text:s text:c="2"/>31441414 | jharkhand | 213123 |</text:p>
      <text:p text:style-name="Standard">| <text:s text:c="4"/>10 | vikshit <text:s/>| <text:s text:c="2"/>32425245 | dholpur <text:s text:c="2"/>| 234221 |</text:p>
      <text:p text:style-name="Standard">| <text:s text:c="5"/>4 | gunng <text:s text:c="3"/>| <text:s text:c="3"/>2343242 | raipur <text:s text:c="3"/>| 244442 |</text:p>
      <text:p text:style-name="Standard">| <text:s text:c="5"/>3 | aaditya <text:s/>| <text:s text:c="3"/>3214314 | raipur <text:s text:c="3"/>| 244442 |</text:p>
      <text:p text:style-name="Standard">| <text:s text:c="5"/>2 | naira <text:s text:c="3"/>| <text:s/>343242344 | raipur <text:s text:c="3"/>| 244442 |</text:p>
      <text:p text:style-name="Standard">| <text:s text:c="5"/>1 | lokesh <text:s text:c="2"/>| <text:s text:c="2"/>31244311 | raipur <text:s text:c="3"/>| 244442 |</text:p>
      <text:p text:style-name="Standard">| <text:s text:c="5"/>8 | Rohan <text:s text:c="3"/>| 2132131231 | pakistan <text:s/>| 324242 |</text:p>
      <text:p text:style-name="Standard">+--------+----------+------------+-----------+--------+</text:p>
      <text:p text:style-name="Standard">10 rows in set (0.001 sec)</text:p>
      <text:p text:style-name="Standard"/>
      <text:p text:style-name="Standard">MariaDB [addweb]&gt; select contact as con, salary as sal. from development;</text:p>
      <text:p text:style-name="Standard">ERROR 1064 (42000): You have an error in your SQL syntax; check the manual that corresponds to your MariaDB server version for the right syntax to use near '. from development' at line 1</text:p>
      <text:p text:style-name="Standard">MariaDB [addweb]&gt; select contact as con, salary as sal from development;</text:p>
      <text:p text:style-name="Standard">+------------+--------+</text:p>
      <text:p text:style-name="Standard">| con <text:s text:c="7"/>| sal <text:s text:c="3"/>|</text:p>
      <text:p text:style-name="Standard">+------------+--------+</text:p>
      <text:p text:style-name="Standard">| <text:s text:c="2"/>31244311 | 244442 |</text:p>
      <text:p text:style-name="Standard">| <text:s/>343242344 | 244442 |</text:p>
      <text:p text:style-name="Standard">| <text:s text:c="3"/>3214314 | 244442 |</text:p>
      <text:p text:style-name="Standard">| <text:s text:c="3"/>2343242 | 244442 |</text:p>
      <text:p text:style-name="Standard"><text:soft-page-break/>| <text:s text:c="3"/>4242412 | <text:s/>12311 |</text:p>
      <text:p text:style-name="Standard">| <text:s/>312312311 | <text:s/>32131 |</text:p>
      <text:p text:style-name="Standard">| <text:s text:c="2"/>31441414 | 213123 |</text:p>
      <text:p text:style-name="Standard">| 2132131231 | 324242 |</text:p>
      <text:p text:style-name="Standard">| <text:s text:c="3"/>4235345 | <text:s/>32414 |</text:p>
      <text:p text:style-name="Standard">| <text:s text:c="2"/>32425245 | 234221 |</text:p>
      <text:p text:style-name="Standard">+------------+--------+</text:p>
      <text:p text:style-name="Standard">10 rows in set (0.001 sec)</text:p>
      <text:p text:style-name="Standard"/>
      <text:p text:style-name="Standard">MariaDB [addweb]&gt; select sum(salary) from development;</text:p>
      <text:p text:style-name="Standard">+-------------+</text:p>
      <text:p text:style-name="Standard">| sum(salary) |</text:p>
      <text:p text:style-name="Standard">+-------------+</text:p>
      <text:p text:style-name="Standard">| <text:s text:c="4"/>1826210 |</text:p>
      <text:p text:style-name="Standard">+-------------+</text:p>
      <text:p text:style-name="Standard">1 row in set (0.057 sec)</text:p>
      <text:p text:style-name="Standard"/>
      <text:p text:style-name="Standard">MariaDB [addweb]&gt; select sum(name) from development;</text:p>
      <text:p text:style-name="Standard">+-----------+</text:p>
      <text:p text:style-name="Standard">| sum(name) |</text:p>
      <text:p text:style-name="Standard">+-----------+</text:p>
      <text:p text:style-name="Standard">| <text:s text:c="8"/>0 |</text:p>
      <text:p text:style-name="Standard">+-----------+</text:p>
      <text:p text:style-name="Standard">1 row in set, 10 warnings (0.051 sec)</text:p>
      <text:p text:style-name="Standard"/>
      <text:p text:style-name="Standard">MariaDB [addweb]&gt; select sum("name") from development;</text:p>
      <text:p text:style-name="Standard">+-------------+</text:p>
      <text:p text:style-name="Standard">| sum("name") |</text:p>
      <text:p text:style-name="Standard">+-------------+</text:p>
      <text:p text:style-name="Standard">| <text:s text:c="10"/>0 |</text:p>
      <text:p text:style-name="Standard">+-------------+</text:p>
      <text:p text:style-name="Standard">1 row in set, 10 warnings (0.044 sec)</text:p>
      <text:p text:style-name="Standard"/>
      <text:p text:style-name="Standard">MariaDB [addweb]&gt; select max(salary) from development;</text:p>
      <text:p text:style-name="Standard">+-------------+</text:p>
      <text:p text:style-name="Standard">| max(salary) |</text:p>
      <text:p text:style-name="Standard">+-------------+</text:p>
      <text:p text:style-name="Standard">| <text:s text:c="5"/>324242 |</text:p>
      <text:p text:style-name="Standard">+-------------+</text:p>
      <text:p text:style-name="Standard">1 row in set (0.001 sec)</text:p>
      <text:p text:style-name="Standard"/>
      <text:p text:style-name="Standard">MariaDB [addweb]&gt; select min(salary) from development;</text:p>
      <text:p text:style-name="Standard">+-------------+</text:p>
      <text:p text:style-name="Standard">| min(salary) |</text:p>
      <text:p text:style-name="Standard">+-------------+</text:p>
      <text:p text:style-name="Standard">| <text:s text:c="6"/>12311 |</text:p>
      <text:p text:style-name="Standard">+-------------+</text:p>
      <text:p text:style-name="Standard">1 row in set (0.001 sec)</text:p>
      <text:p text:style-name="Standard"/>
      <text:p text:style-name="Standard">MariaDB [addweb]&gt; select avg(salary) from development;</text:p>
      <text:p text:style-name="Standard">+-------------+</text:p>
      <text:p text:style-name="Standard">| avg(salary) |</text:p>
      <text:p text:style-name="Standard"><text:soft-page-break/>+-------------+</text:p>
      <text:p text:style-name="Standard">| 182621.0000 |</text:p>
      <text:p text:style-name="Standard">+-------------+</text:p>
      <text:p text:style-name="Standard">1 row in set (0.001 sec)</text:p>
      <text:p text:style-name="Standard"/>
      <text:p text:style-name="Standard">MariaDB [addweb]&gt; select name(salary) from development;</text:p>
      <text:p text:style-name="Standard">ERROR 1064 (42000): You have an error in your SQL syntax; check the manual that corresponds to your MariaDB server version for the right syntax to use near '(salary) from development' at line 1</text:p>
      <text:p text:style-name="Standard">MariaDB [addweb]&gt; select avg(salary) from development;</text:p>
      <text:p text:style-name="Standard">+-------------+</text:p>
      <text:p text:style-name="Standard">| avg(salary) |</text:p>
      <text:p text:style-name="Standard">+-------------+</text:p>
      <text:p text:style-name="Standard">| 182621.0000 |</text:p>
      <text:p text:style-name="Standard">+-------------+</text:p>
      <text:p text:style-name="Standard">1 row in set (0.001 sec)</text:p>
      <text:p text:style-name="Standard"/>
      <text:p text:style-name="Standard">MariaDB [addweb]&gt; select count(salary) from development;</text:p>
      <text:p text:style-name="Standard">+---------------+</text:p>
      <text:p text:style-name="Standard">| count(salary) |</text:p>
      <text:p text:style-name="Standard">+---------------+</text:p>
      <text:p text:style-name="Standard">| <text:s text:c="11"/>10 |</text:p>
      <text:p text:style-name="Standard">+---------------+</text:p>
      <text:p text:style-name="Standard">1 row in set (0.019 sec)</text:p>
      <text:p text:style-name="Standard"/>
      <text:p text:style-name="Standard">MariaDB [addweb]&gt; select avg(name) from development;</text:p>
      <text:p text:style-name="Standard">+-----------+</text:p>
      <text:p text:style-name="Standard">| avg(name) |</text:p>
      <text:p text:style-name="Standard">+-----------+</text:p>
      <text:p text:style-name="Standard">| <text:s text:c="8"/>0 |</text:p>
      <text:p text:style-name="Standard">+-----------+</text:p>
      <text:p text:style-name="Standard">1 row in set, 10 warnings (0.001 sec)</text:p>
      <text:p text:style-name="Standard"/>
      <text:p text:style-name="Standard">MariaDB [addweb]&gt; select count() from development;</text:p>
      <text:p text:style-name="Standard">ERROR 1064 (42000): You have an error in your SQL syntax; check the manual that corresponds to your MariaDB server version for the right syntax to use near ') from development' at line 1</text:p>
      <text:p text:style-name="Standard">MariaDB [addweb]&gt; select count(name) from development;</text:p>
      <text:p text:style-name="Standard">+-------------+</text:p>
      <text:p text:style-name="Standard">| count(name) |</text:p>
      <text:p text:style-name="Standard">+-------------+</text:p>
      <text:p text:style-name="Standard">| <text:s text:c="9"/>10 |</text:p>
      <text:p text:style-name="Standard">+-------------+</text:p>
      <text:p text:style-name="Standard">1 row in set (0.001 sec)</text:p>
      <text:p text:style-name="Standard"/>
      <text:p text:style-name="Standard">MariaDB [addweb]&gt; select count(name) from development;</text:p>
      <text:p text:style-name="Standard">+-------------+</text:p>
      <text:p text:style-name="Standard">| count(name) |</text:p>
      <text:p text:style-name="Standard">+-------------+</text:p>
      <text:p text:style-name="Standard">| <text:s text:c="9"/>10 |</text:p>
      <text:p text:style-name="Standard">+-------------+</text:p>
      <text:p text:style-name="Standard">1 row in set (0.001 sec)</text:p>
      <text:p text:style-name="Standard"/>
      <text:p text:style-name="Standard">MariaDB [addweb]&gt; select address,count(*)</text:p>
      <text:p text:style-name="Standard"><text:soft-page-break/><text:s text:c="4"/>-&gt; from development</text:p>
      <text:p text:style-name="Standard"><text:s text:c="4"/>-&gt; group by name;</text:p>
      <text:p text:style-name="Standard">ERROR 1054 (42S22): Unknown column 'address' in 'field list'</text:p>
      <text:p text:style-name="Standard">MariaDB [addweb]&gt; select name,count(*) from development group by name;</text:p>
      <text:p text:style-name="Standard">+----------+----------+</text:p>
      <text:p text:style-name="Standard">| name <text:s text:c="4"/>| count(*) |</text:p>
      <text:p text:style-name="Standard">+----------+----------+</text:p>
      <text:p text:style-name="Standard">| aaditya <text:s/>| <text:s text:c="7"/>1 |</text:p>
      <text:p text:style-name="Standard">| abhishek | <text:s text:c="7"/>1 |</text:p>
      <text:p text:style-name="Standard">| gunng <text:s text:c="3"/>| <text:s text:c="7"/>1 |</text:p>
      <text:p text:style-name="Standard">| lokesh <text:s text:c="2"/>| <text:s text:c="7"/>1 |</text:p>
      <text:p text:style-name="Standard">| mohit <text:s text:c="3"/>| <text:s text:c="7"/>1 |</text:p>
      <text:p text:style-name="Standard">| monu <text:s text:c="4"/>| <text:s text:c="7"/>1 |</text:p>
      <text:p text:style-name="Standard">| naira <text:s text:c="3"/>| <text:s text:c="7"/>1 |</text:p>
      <text:p text:style-name="Standard">| Rohan <text:s text:c="3"/>| <text:s text:c="7"/>1 |</text:p>
      <text:p text:style-name="Standard">| vikshit <text:s/>| <text:s text:c="7"/>1 |</text:p>
      <text:p text:style-name="Standard">| vinit <text:s text:c="3"/>| <text:s text:c="7"/>1 |</text:p>
      <text:p text:style-name="Standard">+----------+----------+</text:p>
      <text:p text:style-name="Standard">10 rows in set (0.001 sec)</text:p>
      <text:p text:style-name="Standard"/>
      <text:p text:style-name="Standard">MariaDB [addweb]&gt; select * from development group by name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3 | aaditya <text:s/>| <text:s text:c="3"/>3214314 | raipur <text:s text:c="3"/>| 244442 |</text:p>
      <text:p text:style-name="Standard">| <text:s text:c="5"/>9 | abhishek | <text:s text:c="3"/>4235345 | lalsot <text:s text:c="3"/>| <text:s/>32414 |</text:p>
      <text:p text:style-name="Standard">| <text:s text:c="5"/>4 | gunng <text:s text:c="3"/>| <text:s text:c="3"/>2343242 | raipur <text:s text:c="3"/>| 244442 |</text:p>
      <text:p text:style-name="Standard">| <text:s text:c="5"/>1 | lokesh <text:s text:c="2"/>| <text:s text:c="2"/>31244311 | raipur <text:s text:c="3"/>| 244442 |</text:p>
      <text:p text:style-name="Standard">| <text:s text:c="5"/>7 | mohit <text:s text:c="3"/>| <text:s text:c="2"/>31441414 | jharkhand | 213123 |</text:p>
      <text:p text:style-name="Standard">| <text:s text:c="5"/>6 | monu <text:s text:c="4"/>| <text:s/>312312311 | dausa <text:s text:c="4"/>| <text:s/>32131 |</text:p>
      <text:p text:style-name="Standard">| <text:s text:c="5"/>2 | naira <text:s text:c="3"/>| <text:s/>343242344 | raipur <text:s text:c="3"/>| 244442 |</text:p>
      <text:p text:style-name="Standard">| <text:s text:c="5"/>8 | Rohan <text:s text:c="3"/>| 2132131231 | pakistan <text:s/>| 324242 |</text:p>
      <text:p text:style-name="Standard">| <text:s text:c="4"/>10 | vikshit <text:s/>| <text:s text:c="2"/>32425245 | dholpur <text:s text:c="2"/>| 234221 |</text:p>
      <text:p text:style-name="Standard">| <text:s text:c="5"/>5 | vinit <text:s text:c="3"/>| <text:s text:c="3"/>4242412 | bassi <text:s text:c="4"/>| <text:s/>12311 |</text:p>
      <text:p text:style-name="Standard">+--------+----------+------------+-----------+--------+</text:p>
      <text:p text:style-name="Standard">10 rows in set (0.001 sec)</text:p>
      <text:p text:style-name="Standard"/>
      <text:p text:style-name="Standard">MariaDB [addweb]&gt; select * from development group by salary;</text:p>
      <text:p text:style-name="Standard">+--------+----------+------------+-----------+--------+</text:p>
      <text:p text:style-name="Standard">| dep.id | Name <text:s text:c="4"/>| contact <text:s text:c="3"/>| city <text:s text:c="5"/>| salary |</text:p>
      <text:p text:style-name="Standard">+--------+----------+------------+-----------+--------+</text:p>
      <text:p text:style-name="Standard">| <text:s text:c="5"/>5 | vinit <text:s text:c="3"/>| <text:s text:c="3"/>4242412 | bassi <text:s text:c="4"/>| <text:s/>12311 |</text:p>
      <text:p text:style-name="Standard">| <text:s text:c="5"/>6 | monu <text:s text:c="4"/>| <text:s/>312312311 | dausa <text:s text:c="4"/>| <text:s/>32131 |</text:p>
      <text:p text:style-name="Standard">| <text:s text:c="5"/>9 | abhishek | <text:s text:c="3"/>4235345 | lalsot <text:s text:c="3"/>| <text:s/>32414 |</text:p>
      <text:p text:style-name="Standard">| <text:s text:c="5"/>7 | mohit <text:s text:c="3"/>| <text:s text:c="2"/>31441414 | jharkhand | 213123 |</text:p>
      <text:p text:style-name="Standard">| <text:s text:c="4"/>10 | vikshit <text:s/>| <text:s text:c="2"/>32425245 | dholpur <text:s text:c="2"/>| 234221 |</text:p>
      <text:p text:style-name="Standard">| <text:s text:c="5"/>1 | lokesh <text:s text:c="2"/>| <text:s text:c="2"/>31244311 | raipur <text:s text:c="3"/>| 244442 |</text:p>
      <text:p text:style-name="Standard">| <text:s text:c="5"/>8 | Rohan <text:s text:c="3"/>| 2132131231 | pakistan <text:s/>| 324242 |</text:p>
      <text:p text:style-name="Standard">+--------+----------+------------+-----------+--------+</text:p>
      <text:p text:style-name="Standard">7 rows in set (0.001 sec)</text:p>
      <text:p text:style-name="Standard"/>
      <text:p text:style-name="Standard">MariaDB [addweb]&gt; select name from development group by salary;</text:p>
      <text:p text:style-name="Standard"><text:soft-page-break/>+----------+</text:p>
      <text:p text:style-name="Standard">| name <text:s text:c="4"/>|</text:p>
      <text:p text:style-name="Standard">+----------+</text:p>
      <text:p text:style-name="Standard">| vinit <text:s text:c="3"/>|</text:p>
      <text:p text:style-name="Standard">| monu <text:s text:c="4"/>|</text:p>
      <text:p text:style-name="Standard">| abhishek |</text:p>
      <text:p text:style-name="Standard">| mohit <text:s text:c="3"/>|</text:p>
      <text:p text:style-name="Standard">| vikshit <text:s/>|</text:p>
      <text:p text:style-name="Standard">| lokesh <text:s text:c="2"/>|</text:p>
      <text:p text:style-name="Standard">| Rohan <text:s text:c="3"/>|</text:p>
      <text:p text:style-name="Standard">+----------+</text:p>
      <text:p text:style-name="Standard">7 rows in set (0.001 sec)</text:p>
      <text:p text:style-name="Standard"/>
      <text:p text:style-name="Standard">MariaDB [addweb]&gt; select name, Sum(salary) as "total salary" from development group by name;</text:p>
      <text:p text:style-name="Standard">+----------+--------------+</text:p>
      <text:p text:style-name="Standard">| name <text:s text:c="4"/>| total salary |</text:p>
      <text:p text:style-name="Standard">+----------+--------------+</text:p>
      <text:p text:style-name="Standard">| aaditya <text:s/>| <text:s text:c="6"/>244442 |</text:p>
      <text:p text:style-name="Standard">| abhishek | <text:s text:c="7"/>32414 |</text:p>
      <text:p text:style-name="Standard">| gunng <text:s text:c="3"/>| <text:s text:c="6"/>244442 |</text:p>
      <text:p text:style-name="Standard">| lokesh <text:s text:c="2"/>| <text:s text:c="6"/>244442 |</text:p>
      <text:p text:style-name="Standard">| mohit <text:s text:c="3"/>| <text:s text:c="6"/>213123 |</text:p>
      <text:p text:style-name="Standard">| monu <text:s text:c="4"/>| <text:s text:c="7"/>32131 |</text:p>
      <text:p text:style-name="Standard">| naira <text:s text:c="3"/>| <text:s text:c="6"/>244442 |</text:p>
      <text:p text:style-name="Standard">| Rohan <text:s text:c="3"/>| <text:s text:c="6"/>324242 |</text:p>
      <text:p text:style-name="Standard">| vikshit <text:s/>| <text:s text:c="6"/>234221 |</text:p>
      <text:p text:style-name="Standard">| vinit <text:s text:c="3"/>| <text:s text:c="7"/>12311 |</text:p>
      <text:p text:style-name="Standard">+----------+--------------+</text:p>
      <text:p text:style-name="Standard">10 rows in set (0.001 sec)</text:p>
      <text:p text:style-name="Standard"/>
      <text:p text:style-name="Standard">MariaDB [addweb]&gt; select name, Sum(salary) as "total salary" from development group by salary;</text:p>
      <text:p text:style-name="Standard">+----------+--------------+</text:p>
      <text:p text:style-name="Standard">| name <text:s text:c="4"/>| total salary |</text:p>
      <text:p text:style-name="Standard">+----------+--------------+</text:p>
      <text:p text:style-name="Standard">| vinit <text:s text:c="3"/>| <text:s text:c="7"/>12311 |</text:p>
      <text:p text:style-name="Standard">| monu <text:s text:c="4"/>| <text:s text:c="7"/>32131 |</text:p>
      <text:p text:style-name="Standard">| abhishek | <text:s text:c="7"/>32414 |</text:p>
      <text:p text:style-name="Standard">| mohit <text:s text:c="3"/>| <text:s text:c="6"/>213123 |</text:p>
      <text:p text:style-name="Standard">| vikshit <text:s/>| <text:s text:c="6"/>234221 |</text:p>
      <text:p text:style-name="Standard">| lokesh <text:s text:c="2"/>| <text:s text:c="6"/>977768 |</text:p>
      <text:p text:style-name="Standard">| Rohan <text:s text:c="3"/>| <text:s text:c="6"/>324242 |</text:p>
      <text:p text:style-name="Standard">+----------+--------------+</text:p>
      <text:p text:style-name="Standard">7 rows in set (0.001 sec)</text:p>
      <text:p text:style-name="Standard"/>
      <text:p text:style-name="Standard">MariaDB [addweb]&gt; select name, Sum(salary) as "total salary" from development group by salary having total salary&gt;10000;</text:p>
      <text:p text:style-name="Standard">ERROR 1064 (42000): You have an error in your SQL syntax; check the manual that corresponds to your MariaDB server version for the right syntax to use near 'salary&gt;10000' at line 1</text:p>
      <text:p text:style-name="Standard">MariaDB [addweb]&gt; select name, Sum(salary) as "total salary" from development group by salary having total sum(salary)&gt;10000;</text:p>
      <text:p text:style-name="Standard">ERROR 1064 (42000): You have an error in your SQL syntax; check the manual that corresponds to your MariaDB server version for the right syntax to use near 'sum(salary)&gt;10000' at line 1</text:p>
      <text:p text:style-name="Standard"><text:soft-page-break/>MariaDB [addweb]&gt; select name, Sum(salary) as "total salary" from development group by salary having sum(salary)&gt;10000;</text:p>
      <text:p text:style-name="Standard">+----------+--------------+</text:p>
      <text:p text:style-name="Standard">| name <text:s text:c="4"/>| total salary |</text:p>
      <text:p text:style-name="Standard">+----------+--------------+</text:p>
      <text:p text:style-name="Standard">| vinit <text:s text:c="3"/>| <text:s text:c="7"/>12311 |</text:p>
      <text:p text:style-name="Standard">| monu <text:s text:c="4"/>| <text:s text:c="7"/>32131 |</text:p>
      <text:p text:style-name="Standard">| abhishek | <text:s text:c="7"/>32414 |</text:p>
      <text:p text:style-name="Standard">| mohit <text:s text:c="3"/>| <text:s text:c="6"/>213123 |</text:p>
      <text:p text:style-name="Standard">| vikshit <text:s/>| <text:s text:c="6"/>234221 |</text:p>
      <text:p text:style-name="Standard">| lokesh <text:s text:c="2"/>| <text:s text:c="6"/>977768 |</text:p>
      <text:p text:style-name="Standard">| Rohan <text:s text:c="3"/>| <text:s text:c="6"/>324242 |</text:p>
      <text:p text:style-name="Standard">+----------+--------------+</text:p>
      <text:p text:style-name="Standard">7 rows in set (0.014 sec)</text:p>
      <text:p text:style-name="Standard"/>
      <text:p text:style-name="Standard">MariaDB [addweb]&gt; select name, Sum(salary) as "total salary" from development group by salary having sum(salary)&gt;100000;</text:p>
      <text:p text:style-name="Standard">+---------+--------------+</text:p>
      <text:p text:style-name="Standard">| name <text:s text:c="3"/>| total salary |</text:p>
      <text:p text:style-name="Standard">+---------+--------------+</text:p>
      <text:p text:style-name="Standard">| mohit <text:s text:c="2"/>| <text:s text:c="6"/>213123 |</text:p>
      <text:p text:style-name="Standard">| vikshit | <text:s text:c="6"/>234221 |</text:p>
      <text:p text:style-name="Standard">| lokesh <text:s/>| <text:s text:c="6"/>977768 |</text:p>
      <text:p text:style-name="Standard">| Rohan <text:s text:c="2"/>| <text:s text:c="6"/>324242 |</text:p>
      <text:p text:style-name="Standard">+---------+--------------+</text:p>
      <text:p text:style-name="Standard">4 rows in set (0.001 sec)</text:p>
      <text:p text:style-name="Standard"/>
      <text:p text:style-name="Standard">MariaDB [addweb]&gt; select name, Sum(salary) as "total salary" from development group by salary having sum(salary)&gt;10000000;</text:p>
      <text:p text:style-name="Standard">Empty set (0.001 sec)</text:p>
      <text:p text:style-name="Standard"/>
      <text:p text:style-name="Standard">MariaDB [addweb]&gt; Ctrl-C -- exi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9:26:27.977014274</meta:creation-date>
    <dc:date>2021-11-16T09:29:01.381901415</dc:date>
    <meta:editing-duration>PT2M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8" meta:paragraph-count="801" meta:word-count="5791" meta:character-count="34610" meta:non-whitespace-character-count="27109"/>
  </office:meta>
</office:document-meta>
</file>